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CALIBRACAO">
        <table:table-row>
          <table:table-cell table:style-name="pd1" office:value-type="string" office:string-value="ELE/MEC">
            <text:p>ELE/MEC</text:p>
          </table:table-cell>
          <table:table-cell table:style-name="pd1" office:value-type="string" office:string-value="EQUIPAMENTO">
            <text:p>EQUIPAMENTO</text:p>
          </table:table-cell>
          <table:table-cell table:style-name="pd1" office:value-type="string" office:string-value="MARCA">
            <text:p>MARCA</text:p>
          </table:table-cell>
          <table:table-cell table:style-name="pd1" office:value-type="string" office:string-value="MODELO">
            <text:p>MODELO</text:p>
          </table:table-cell>
          <table:table-cell table:style-name="pd1" office:value-type="string" office:string-value="RANGE">
            <text:p>RANGE</text:p>
          </table:table-cell>
          <table:table-cell table:style-name="pd1" office:value-type="string" office:string-value="UNIDADERANGE">
            <text:p>UNIDADERANGE</text:p>
          </table:table-cell>
          <table:table-cell table:style-name="pd1" office:value-type="string" office:string-value="COD INTERNO">
            <text:p>COD INTERNO</text:p>
          </table:table-cell>
          <table:table-cell table:style-name="pd1" office:value-type="string" office:string-value="SERIAL">
            <text:p>SERIAL</text:p>
          </table:table-cell>
          <table:table-cell table:style-name="pd1" office:value-type="string" office:string-value="DIVISÃO">
            <text:p>DIVISÃO</text:p>
          </table:table-cell>
          <table:table-cell table:style-name="pd1" office:value-type="string" office:string-value="PS">
            <text:p>PS</text:p>
          </table:table-cell>
          <table:table-cell table:style-name="pd1" office:value-type="string" office:string-value="ENTRADA Oficina">
            <text:p>ENTRADA Oficina</text:p>
          </table:table-cell>
          <table:table-cell table:style-name="pd1" office:value-type="string" office:string-value="saida para Cali">
            <text:p>saida para Cali</text:p>
          </table:table-cell>
          <table:table-cell table:style-name="pd1" office:value-type="string" office:string-value="RETORNO CAL">
            <text:p>RETORNO CAL</text:p>
          </table:table-cell>
          <table:table-cell table:style-name="pd1" office:value-type="string" office:string-value="ULTIMA CALIBRAÇÃO">
            <text:p>ULTIMA CALIBRAÇÃO</text:p>
          </table:table-cell>
          <table:table-cell table:style-name="pd1" office:value-type="string" office:string-value="CICLO CALIBRAÇÃO">
            <text:p>CICLO CALIBRAÇÃO</text:p>
          </table:table-cell>
          <table:table-cell table:style-name="pd1" office:value-type="string" office:string-value="PRÓXIMA CALIBRAÇÃO">
            <text:p>PRÓXIMA CALIBRAÇÃO</text:p>
          </table:table-cell>
          <table:table-cell table:style-name="pd1" office:value-type="string" office:string-value="VALIDADE CALIBRAÇÃO">
            <text:p>VALIDADE CALIBRAÇÃO</text:p>
          </table:table-cell>
          <table:table-cell table:style-name="pd1" office:value-type="string" office:string-value="CERTIFICADO">
            <text:p>CERTIFICADO</text:p>
          </table:table-cell>
          <table:table-cell table:style-name="pd1" office:value-type="string" office:string-value="localizacao">
            <text:p>localizacao</text:p>
          </table:table-cell>
          <table:table-cell table:style-name="pd1" office:value-type="string" office:string-value="COMENTÁRIOS">
            <text:p>COMENTÁRIOS</text:p>
          </table:table-cell>
          <table:table-cell table:style-name="pd1" office:value-type="string" office:string-value="CUSTO ESTIMADO">
            <text:p>CUSTO ESTIMADO</text:p>
          </table:table-cell>
          <table:table-cell table:style-name="pd1" office:value-type="string" office:string-value="ORÇAMENTO">
            <text:p>ORÇAMENTO</text:p>
          </table:table-cell>
          <table:table-cell table:style-name="pd1" office:value-type="string" office:string-value="PAGAMENTO">
            <text:p>PAGAMENTO</text:p>
          </table:table-cell>
          <table:table-cell table:style-name="pd1" office:value-type="string" office:string-value="LOCAL CALIBRAÇÃO">
            <text:p>LOCAL CALIBRAÇÃO</text:p>
          </table:table-cell>
        </table:table-row>
        <table:table-row>
          <table:table-cell office:value-type="string" office:string-value="MEC">
            <text:p>ME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C">
            <text:p>ME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